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'Droid Sans Mono', monospace, monospace, 'Droid Sans Fallback', Cousine," svg:font-family="''Droid Sans Mono', monospace, monospace, 'Droid Sans Fallback', Cousine,', ', 'Droid Sans Mono',', ', monospace,', monospace, ', 'Droid Sans Fallback', 'font-weight: normal', 'font-size: 12px', 'line-height: 16px', 'white-space: pre'"/>
    <style:font-face style:name="'Droid Sans Mono" svg:font-family="''Droid Sans Mono', monospace, monospace, 'Droid Sans Fallback', Cousine, ',', 'Droid Sans Mono', ',', monospace, ', monospace,', 'Droid Sans Fallback', 'font-weight: normal', 'font-size: 12px', 'line-height: 16px', 'white-space: pre'"/>
    <style:font-face style:name="Lohit Devanagari1" svg:font-family="'Lohit Devanagari'"/>
    <style:font-face style:name="OpenSans" svg:font-family="OpenSans, Helvetica, Arial, sans-serif"/>
    <style:font-face style:name="Slack-Lato" svg:font-family="Slack-Lato, appleLogo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505050" style:font-name="OpenSans" fo:font-size="9pt" fo:letter-spacing="normal" fo:font-style="normal" fo:font-weight="normal" officeooo:rsid="0019fedb" officeooo:paragraph-rsid="001d29da"/>
    </style:style>
    <style:style style:name="P2" style:family="paragraph" style:parent-style-name="Standard">
      <style:text-properties fo:font-variant="normal" fo:text-transform="none" fo:color="#505050" style:font-name="OpenSans" fo:font-size="9pt" fo:letter-spacing="normal" fo:font-style="normal" fo:font-weight="normal" officeooo:rsid="0019fedb" officeooo:paragraph-rsid="00204a7c"/>
    </style:style>
    <style:style style:name="P3" style:family="paragraph" style:parent-style-name="Standard">
      <style:text-properties fo:font-variant="normal" fo:text-transform="none" fo:color="#505050" style:font-name="OpenSans" fo:font-size="9pt" fo:letter-spacing="normal" fo:font-style="normal" fo:font-weight="normal" officeooo:rsid="0019fedb" officeooo:paragraph-rsid="002335a0"/>
    </style:style>
    <style:style style:name="P4" style:family="paragraph" style:parent-style-name="Standard">
      <style:text-properties fo:font-variant="normal" fo:text-transform="none" fo:color="#1d1c1d" style:font-name="Slack-Lato" fo:font-size="11.25pt" fo:letter-spacing="normal" fo:font-style="normal" fo:font-weight="normal" officeooo:rsid="0019fedb" officeooo:paragraph-rsid="001d29da"/>
    </style:style>
    <style:style style:name="P5" style:family="paragraph" style:parent-style-name="Standard">
      <style:text-properties fo:font-variant="normal" fo:text-transform="none" fo:color="#1d1c1d" style:font-name="Slack-Lato" fo:font-size="11.25pt" fo:letter-spacing="normal" fo:font-style="normal" fo:font-weight="normal" officeooo:rsid="0019fedb" officeooo:paragraph-rsid="00175b69"/>
    </style:style>
    <style:style style:name="P6" style:family="paragraph" style:parent-style-name="Standard">
      <style:text-properties fo:font-variant="normal" fo:text-transform="none" fo:color="#1d1c1d" style:font-name="Slack-Lato" fo:font-size="11.25pt" fo:letter-spacing="normal" fo:font-style="normal" fo:font-weight="normal" officeooo:rsid="0019fedb" officeooo:paragraph-rsid="00204a7c"/>
    </style:style>
    <style:style style:name="P7" style:family="paragraph" style:parent-style-name="Standard">
      <style:text-properties fo:font-variant="normal" fo:text-transform="none" fo:color="#1d1c1d" style:font-name="Slack-Lato" fo:font-size="11.25pt" fo:letter-spacing="normal" fo:font-style="normal" fo:font-weight="normal" officeooo:rsid="00204a7c" officeooo:paragraph-rsid="00204a7c"/>
    </style:style>
    <style:style style:name="P8" style:family="paragraph" style:parent-style-name="Standard">
      <style:text-properties fo:color="#000000" fo:background-color="#fffffe"/>
    </style:style>
    <style:style style:name="P9" style:family="paragraph" style:parent-style-name="Standard">
      <style:text-properties fo:font-variant="normal" fo:text-transform="none" fo:color="#1d1c1d" style:font-name="Slack-Lato" fo:font-size="11.25pt" fo:letter-spacing="normal" fo:font-style="normal" fo:font-weight="normal" officeooo:rsid="0019fedb" officeooo:paragraph-rsid="00204a7c"/>
    </style:style>
    <style:style style:name="P10" style:family="paragraph" style:parent-style-name="Standard">
      <style:text-properties fo:font-variant="normal" fo:text-transform="none" fo:color="#1d1c1d" style:font-name="Slack-Lato" fo:font-size="11.25pt" fo:letter-spacing="normal" fo:font-style="normal" fo:font-weight="normal" officeooo:rsid="0019fedb" officeooo:paragraph-rsid="002335a0"/>
    </style:style>
    <style:style style:name="P11" style:family="paragraph" style:parent-style-name="Standard">
      <style:text-properties fo:font-variant="normal" fo:text-transform="none" fo:color="#1d1c1d" style:font-name="Slack-Lato" fo:font-size="11.25pt" fo:letter-spacing="normal" fo:font-style="normal" fo:font-weight="normal" officeooo:rsid="0019fedb" officeooo:paragraph-rsid="0023d283"/>
    </style:style>
    <style:style style:name="P12" style:family="paragraph" style:parent-style-name="Standard">
      <style:text-properties fo:color="#000000" style:font-name="'Droid Sans Mono', monospace, monospace, 'Droid Sans Fallback', Cousine," officeooo:paragraph-rsid="00204a7c" fo:background-color="#fffffe"/>
    </style:style>
    <style:style style:name="P13" style:family="paragraph" style:parent-style-name="Standard">
      <style:text-properties fo:color="#000000" style:font-name="'Droid Sans Mono" fo:background-color="#fffffe"/>
    </style:style>
    <style:style style:name="P14" style:family="paragraph" style:parent-style-name="Standard">
      <style:text-properties fo:color="#000000" style:font-name="'Droid Sans Mono" officeooo:paragraph-rsid="00204a7c" fo:background-color="#fffffe"/>
    </style:style>
    <style:style style:name="P15" style:family="paragraph" style:parent-style-name="Standard">
      <style:text-properties fo:color="#000000" fo:background-color="#fffffe"/>
    </style:style>
    <style:style style:name="P16" style:family="paragraph" style:parent-style-name="Standard">
      <style:text-properties fo:color="#000000" officeooo:paragraph-rsid="0023d283" fo:background-color="#fffffe"/>
    </style:style>
    <style:style style:name="T1" style:family="text">
      <style:text-properties fo:color="#a31515" style:font-name="'Droid Sans Mono', monospace, monospace, 'Droid Sans Fallback', Cousine,"/>
    </style:style>
    <style:style style:name="T2" style:family="text">
      <style:text-properties fo:color="#a31515" style:font-name="'Droid Sans Mono"/>
    </style:style>
    <style:style style:name="T3" style:family="text">
      <style:text-properties fo:color="#0451a5" style:font-name="'Droid Sans Mono', monospace, monospace, 'Droid Sans Fallback', Cousine,"/>
    </style:style>
    <style:style style:name="T4" style:family="text">
      <style:text-properties fo:color="#0451a5" style:font-name="'Droid Sans Mono"/>
    </style:style>
    <style:style style:name="T5" style:family="text">
      <style:text-properties fo:color="#0451a5" style:font-name="'Droid Sans Mono" officeooo:rsid="0023d283"/>
    </style:style>
    <style:style style:name="T6" style:family="text">
      <style:text-properties fo:color="#09885a" style:font-name="'Droid Sans Mono', monospace, monospace, 'Droid Sans Fallback', Cousine,"/>
    </style:style>
    <style:style style:name="T7" style:family="text">
      <style:text-properties fo:color="#09885a" style:font-name="'Droid Sans Mono"/>
    </style:style>
    <style:style style:name="T8" style:family="text">
      <style:text-properties fo:color="#1d1c1d" style:font-name="Slack-Lato" fo:font-size="11.25pt"/>
    </style:style>
    <style:style style:name="T9" style:family="text">
      <style:text-properties fo:color="#1d1c1d" style:font-name="Slack-Lato" fo:font-size="11.25pt" style:text-underline-style="solid" style:text-underline-width="auto" style:text-underline-color="font-color"/>
    </style:style>
    <style:style style:name="T10" style:family="text">
      <style:text-properties fo:color="#1d1c1d" style:font-name="Slack-Lato" fo:font-size="11.25pt" officeooo:rsid="001d29da"/>
    </style:style>
    <style:style style:name="T11" style:family="text">
      <style:text-properties fo:color="#1d1c1d" style:font-name="Slack-Lato" fo:font-size="11.25pt" officeooo:rsid="001f3962"/>
    </style:style>
    <style:style style:name="T12" style:family="text">
      <style:text-properties fo:color="#1d1c1d" style:font-name="Slack-Lato" fo:font-size="11.25pt" officeooo:rsid="00204a7c"/>
    </style:style>
    <style:style style:name="T13" style:family="text">
      <style:text-properties fo:color="#1d1c1d" style:font-name="Slack-Lato" fo:font-size="11.25pt" officeooo:rsid="002335a0"/>
    </style:style>
    <style:style style:name="T14" style:family="text">
      <style:text-properties fo:color="#1d1c1d" style:text-line-through-style="none" style:text-line-through-type="none" style:font-name="Slack-Lato" fo:font-size="11.25pt" style:text-underline-style="none" style:text-blinking="false"/>
    </style:style>
    <style:style style:name="T15" style:family="text">
      <style:text-properties fo:color="#1d1c1d" style:text-line-through-style="none" style:text-line-through-type="none" style:font-name="Slack-Lato" fo:font-size="11.25pt" style:text-underline-style="none" officeooo:rsid="00204a7c" style:text-blinking="false"/>
    </style:style>
    <style:style style:name="T16" style:family="text">
      <style:text-properties style:font-name="'Droid Sans Mono', monospace, monospace, 'Droid Sans Fallback', Cousine,"/>
    </style:style>
    <style:style style:name="T17" style:family="text">
      <style:text-properties officeooo:rsid="0023d283"/>
    </style:style>
    <style:style style:name="T18" style:family="text">
      <style:text-properties style:font-name="'Droid Sans Mono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8">1. Register device </text:span><text:span text:style-name="T10">(POST)</text:span></text:p>
      <text:p text:style-name="P1"><text:a xlink:type="simple" xlink:href="http://ixinbuy.com/register" office:target-frame-name="_blank" xlink:show="new" text:style-name="Internet_20_link" text:visited-style-name="Visited_20_Internet_20_Link"><text:span text:style-name="T9">http://ixinbuy.com/register</text:span></text:a><text:span text:style-name="T8"><text:line-break/>sample request payload<text:line-break/>{"</text:span><text:span text:style-name="T10">device_</text:span><text:span text:style-name="T8">id":"12345"}</text:span></text:p>
      <text:p text:style-name="P4"/>
      <text:p text:style-name="P5"/>
      <text:p text:style-name="P1"><text:span text:style-name="T8">2. Upload data </text:span><text:span text:style-name="T10">(POST)</text:span></text:p>
      <text:p text:style-name="P2"><text:a xlink:type="simple" xlink:href="http://ixinbuy.com/uploaddata" text:style-name="Internet_20_link" text:visited-style-name="Visited_20_Internet_20_Link"><text:span text:style-name="T14">http://ixinbuy.com/uploaddata</text:span></text:a></text:p>
      <text:p text:style-name="P2"><text:span text:style-name="T15">sample request payload</text:span><text:span text:style-name="T8"><text:line-break/></text:span></text:p>
      <text:p text:style-name="P6">{</text:p>
      <text:p text:style-name="P6"><text:tab/>"data_type": 1,</text:p>
      <text:p text:style-name="P2"><text:span text:style-name="T8"><text:tab/>"device_id": "</text:span><text:span text:style-name="T13">12345</text:span><text:span text:style-name="T8">",</text:span></text:p>
      <text:p text:style-name="P6"><text:tab/>"key": "",</text:p>
      <text:p text:style-name="P6"><text:tab/>"required_field": "",</text:p>
      <text:p text:style-name="P6"><text:tab/>"device_data": [</text:p>
      <text:p text:style-name="P6"><text:tab/><text:tab/>{</text:p>
      <text:p text:style-name="P2"><text:span text:style-name="T8"><text:tab/><text:tab/><text:tab/>"datetime": "2020-04-21T01:</text:span><text:span text:style-name="T13">0</text:span><text:span text:style-name="T8">1:01",</text:span></text:p>
      <text:p text:style-name="P6"><text:tab/><text:tab/><text:tab/>"issuer": "i1",</text:p>
      <text:p text:style-name="P6"><text:tab/><text:tab/><text:tab/>"owner": "o2",</text:p>
      <text:p text:style-name="P6"><text:tab/><text:tab/><text:tab/>"med_data": {</text:p>
      <text:p text:style-name="P6"><text:tab/><text:tab/><text:tab/><text:tab/>"weight": 230,</text:p>
      <text:p text:style-name="P6"><text:tab/><text:tab/><text:tab/><text:tab/>"height": 200,</text:p>
      <text:p text:style-name="P6"><text:tab/><text:tab/><text:tab/><text:tab/>"gender": "male",</text:p>
      <text:p text:style-name="P6"><text:tab/><text:tab/><text:tab/><text:tab/>"blood_pressure": {</text:p>
      <text:p text:style-name="P6"><text:tab/><text:tab/><text:tab/><text:tab/><text:tab/>"high": 130,</text:p>
      <text:p text:style-name="P6"><text:tab/><text:tab/><text:tab/><text:tab/><text:tab/>"low": 70</text:p>
      <text:p text:style-name="P6"><text:tab/><text:tab/><text:tab/><text:tab/>},</text:p>
      <text:p text:style-name="P6"><text:tab/><text:tab/><text:tab/><text:tab/>"glucose": 120</text:p>
      <text:p text:style-name="P6"><text:tab/><text:tab/><text:tab/>}</text:p>
      <text:p text:style-name="P6"><text:tab/><text:tab/>},</text:p>
      <text:p text:style-name="P6"><text:tab/><text:tab/>{</text:p>
      <text:p text:style-name="P6"><text:tab/><text:tab/><text:tab/>"datetime": "2020-04-21T01:11:01",</text:p>
      <text:p text:style-name="P6"><text:tab/><text:tab/><text:tab/>"issuer": "i1",</text:p>
      <text:p text:style-name="P6"><text:tab/><text:tab/><text:tab/>"owner": "o2",</text:p>
      <text:p text:style-name="P6"><text:tab/><text:tab/><text:tab/>"med_data": {</text:p>
      <text:p text:style-name="P6"><text:tab/><text:tab/><text:tab/><text:tab/>"weight": 200,</text:p>
      <text:p text:style-name="P6"><text:tab/><text:tab/><text:tab/><text:tab/>"height": 100,</text:p>
      <text:p text:style-name="P6"><text:tab/><text:tab/><text:tab/><text:tab/>"gender": "female",</text:p>
      <text:p text:style-name="P6"><text:tab/><text:tab/><text:tab/><text:tab/>"blood_pressure": {</text:p>
      <text:p text:style-name="P6"><text:tab/><text:tab/><text:tab/><text:tab/><text:tab/>"high": 120,</text:p>
      <text:p text:style-name="P6"><text:tab/><text:tab/><text:tab/><text:tab/><text:tab/>"low": 60</text:p>
      <text:p text:style-name="P6"><text:tab/><text:tab/><text:tab/><text:tab/>},</text:p>
      <text:p text:style-name="P6"><text:tab/><text:tab/><text:tab/><text:tab/>"glucose": 100</text:p>
      <text:p text:style-name="P6"><text:tab/><text:tab/><text:tab/>}</text:p>
      <text:p text:style-name="P6"><text:tab/><text:tab/>}</text:p>
      <text:p text:style-name="P6"><text:tab/>]</text:p>
      <text:p text:style-name="P6">}</text:p>
      <text:p text:style-name="P6"/>
      <text:p text:style-name="P6"/>
      <text:p text:style-name="P1"><text:span text:style-name="T8">3. </text:span><text:span text:style-name="T11">Request for shared data</text:span><text:span text:style-name="T8"> </text:span><text:span text:style-name="T10">(</text:span><text:span text:style-name="T12">POST</text:span><text:span text:style-name="T10">)</text:span></text:p>
      <text:p text:style-name="P3"><text:soft-page-break/><text:a xlink:type="simple" xlink:href="https://slack-redir.net/link?url=http%3A%2F%2Fixinbuy.com%2Frequestshare" office:target-frame-name="_blank" xlink:show="new" text:style-name="Internet_20_link" text:visited-style-name="Visited_20_Internet_20_Link"><text:span text:style-name="T14">http://ixinbuy.com/requestshare</text:span></text:a><text:span text:style-name="T8"><text:line-break/>sample request payload</text:span></text:p>
      <text:p text:style-name="P10"><text:line-break/>{</text:p>
      <text:p text:style-name="P10"><text:tab/>"data_type": 1,</text:p>
      <text:p text:style-name="P11"><text:tab/>"device_id":"12345",</text:p>
      <text:p text:style-name="P10"><text:tab/>"owner":"o2",</text:p>
      <text:p text:style-name="P10"><text:tab/>"viewer": "viewer<text:span text:style-name="T17">1</text:span>",</text:p>
      <text:p text:style-name="P10"><text:tab/>"fields": "weight, height"</text:p>
      <text:p text:style-name="P10">}</text:p>
      <text:p text:style-name="P4"/>
      <text:p text:style-name="P1"><text:span text:style-name="T13">4</text:span><text:span text:style-name="T8">. Get shared data </text:span><text:span text:style-name="T10">(GET)</text:span></text:p>
      <text:p text:style-name="P2"><text:a xlink:type="simple" xlink:href="https://slack-redir.net/link?url=http%3A%2F%2Fixinbuy.com%2Fgetshareddata" office:target-frame-name="_blank" xlink:show="new" text:style-name="Internet_20_link" text:visited-style-name="Visited_20_Internet_20_Link">http://ixinbuy.com/getshareddata</text:a><text:span text:style-name="T14">?data_type</text:span><text:span text:style-name="T15">=</text:span><text:span text:style-name="T14">1</text:span><text:span text:style-name="T15">&amp;</text:span><text:span text:style-name="T14">device_id</text:span><text:span text:style-name="T15">=</text:span><text:span text:style-name="T14">12345</text:span><text:span text:style-name="T15">&amp;</text:span><text:span text:style-name="T14">viewer</text:span><text:span text:style-name="T15">=</text:span><text:span text:style-name="T14">viewer1</text:span><text:span text:style-name="T8"><text:line-break/></text:span></text:p>
      <text:p text:style-name="P7">sample response</text:p>
      <text:p text:style-name="P14">[</text:p>
      <text:p text:style-name="P8">    <text:span text:style-name="T18">{</text:span></text:p>
      <text:p text:style-name="P8">        <text:span text:style-name="T2">"id"</text:span><text:span text:style-name="T18">: </text:span><text:span text:style-name="T4">"</text:span><text:span text:style-name="T5">12345</text:span><text:span text:style-name="T4">"</text:span><text:span text:style-name="T18">,</text:span></text:p>
      <text:p text:style-name="P8">        <text:span text:style-name="T2">"owner"</text:span><text:span text:style-name="T18">: </text:span><text:span text:style-name="T4">"o2"</text:span><text:span text:style-name="T18">,</text:span></text:p>
      <text:p text:style-name="P8">        <text:span text:style-name="T2">"device_data"</text:span><text:span text:style-name="T18">: {</text:span></text:p>
      <text:p text:style-name="P8">            <text:span text:style-name="T2">"weight"</text:span><text:span text:style-name="T18">: </text:span><text:span text:style-name="T7">230</text:span><text:span text:style-name="T18">,</text:span></text:p>
      <text:p text:style-name="P8">            <text:span text:style-name="T2">"height"</text:span><text:span text:style-name="T18">: </text:span><text:span text:style-name="T7">200</text:span></text:p>
      <text:p text:style-name="P8">        <text:span text:style-name="T18">},</text:span></text:p>
      <text:p text:style-name="P8">        <text:span text:style-name="T2">"valid"</text:span><text:span text:style-name="T18">: </text:span><text:span text:style-name="T4">true</text:span><text:span text:style-name="T18">,</text:span></text:p>
      <text:p text:style-name="P8">        <text:span text:style-name="T2">"submission_date"</text:span><text:span text:style-name="T18">: </text:span><text:span text:style-name="T4">"2020-05-07T02:36:14.930Z"</text:span></text:p>
      <text:p text:style-name="P8">    <text:span text:style-name="T18">},</text:span></text:p>
      <text:p text:style-name="P8">    <text:span text:style-name="T18">{</text:span></text:p>
      <text:p text:style-name="P16">        <text:span text:style-name="T2">"id"</text:span><text:span text:style-name="T18">: </text:span><text:span text:style-name="T4">"</text:span><text:span text:style-name="T5">12345</text:span><text:span text:style-name="T4">"</text:span><text:span text:style-name="T18">,</text:span></text:p>
      <text:p text:style-name="P8">        <text:span text:style-name="T2">"owner"</text:span><text:span text:style-name="T18">: </text:span><text:span text:style-name="T4">"o2"</text:span><text:span text:style-name="T18">,</text:span></text:p>
      <text:p text:style-name="P8">        <text:span text:style-name="T2">"device_data"</text:span><text:span text:style-name="T18">: {</text:span></text:p>
      <text:p text:style-name="P8">            <text:span text:style-name="T2">"weight"</text:span><text:span text:style-name="T18">: </text:span><text:span text:style-name="T7">200</text:span><text:span text:style-name="T18">,</text:span></text:p>
      <text:p text:style-name="P8">            <text:span text:style-name="T2">"height"</text:span><text:span text:style-name="T18">: </text:span><text:span text:style-name="T7">100</text:span></text:p>
      <text:p text:style-name="P8">        <text:span text:style-name="T18">},</text:span></text:p>
      <text:p text:style-name="P8">        <text:span text:style-name="T2">"valid"</text:span><text:span text:style-name="T18">: </text:span><text:span text:style-name="T4">true</text:span><text:span text:style-name="T18">,</text:span></text:p>
      <text:p text:style-name="P8">        <text:span text:style-name="T2">"submission_date"</text:span><text:span text:style-name="T18">: </text:span><text:span text:style-name="T4">"2020-05-07T02:36:14.930Z"</text:span></text:p>
      <text:p text:style-name="P8">    <text:span text:style-name="T18">}</text:span></text:p>
      <text:p text:style-name="P13">]</text:p>
      <text:p text:style-name="P12"/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'Droid Sans Mono', monospace, monospace, 'Droid Sans Fallback', Cousine," svg:font-family="''Droid Sans Mono', monospace, monospace, 'Droid Sans Fallback', Cousine,', ', 'Droid Sans Mono',', ', monospace,', monospace, ', 'Droid Sans Fallback', 'font-weight: normal', 'font-size: 12px', 'line-height: 16px', 'white-space: pre'"/>
    <style:font-face style:name="'Droid Sans Mono" svg:font-family="''Droid Sans Mono', monospace, monospace, 'Droid Sans Fallback', Cousine, ',', 'Droid Sans Mono', ',', monospace, ', monospace,', 'Droid Sans Fallback', 'font-weight: normal', 'font-size: 12px', 'line-height: 16px', 'white-space: pre'"/>
    <style:font-face style:name="Lohit Devanagari1" svg:font-family="'Lohit Devanagari'"/>
    <style:font-face style:name="OpenSans" svg:font-family="OpenSans, Helvetica, Arial, sans-serif"/>
    <style:font-face style:name="Slack-Lato" svg:font-family="Slack-Lato, appleLogo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1T14:14:21.208296408</meta:creation-date>
    <meta:editing-duration>PT27M26S</meta:editing-duration>
    <meta:editing-cycles>10</meta:editing-cycles>
    <meta:generator>LibreOffice/6.0.7.3$Linux_X86_64 LibreOffice_project/00m0$Build-3</meta:generator>
    <dc:date>2020-05-06T23:49:49.719370969</dc:date>
    <meta:document-statistic meta:table-count="0" meta:image-count="0" meta:object-count="0" meta:page-count="2" meta:paragraph-count="77" meta:word-count="147" meta:character-count="1466" meta:non-whitespace-character-count="1116"/>
  </office:meta>
</office:document-meta>
</file>